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none" officeooo:rsid="001c5c3a" officeooo:paragraph-rsid="001c5c3a"/>
    </style:style>
    <style:style style:name="P2" style:family="paragraph" style:parent-style-name="Standard">
      <style:paragraph-properties fo:text-align="center" style:justify-single-word="false"/>
      <style:text-properties style:text-underline-style="none" officeooo:rsid="001e4127" officeooo:paragraph-rsid="001e41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geniería de software I</text:p>
      <text:p text:style-name="P1"/>
      <text:p text:style-name="P1"/>
      <text:p text:style-name="P2">indic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2:31:59.115731958</meta:creation-date>
    <dc:date>2021-10-18T12:42:34.430730951</dc:date>
    <meta:editing-duration>PT1M3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" meta:word-count="5" meta:character-count="30" meta:non-whitespace-character-count="27"/>
  </office:meta>
</office:document-meta>
</file>